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 style:text-underline-style="solid" style:text-underline-width="auto" style:text-underline-color="font-color"/>
    </style:style>
    <style:style style:name="T3" style:family="text">
      <style:text-properties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Array Size</text:p>
          </table:table-cell>
          <table:table-cell table:style-name="ce3" office:value-type="string" calcext:value-type="string">
            <text:p>Sequential Execution Time (<text:span text:style-name="T1">s</text:span>)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768" calcext:value-type="float">
            <text:p>0.4768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.116208" calcext:value-type="float">
            <text:p>4.116208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1.587199" calcext:value-type="float">
            <text:p>11.587199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29.57253" calcext:value-type="float">
            <text:p>29.57253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46.468109" calcext:value-type="float">
            <text:p>46.468109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rray Size</text:p>
          </table:table-cell>
          <table:table-cell table:style-name="ce3" office:value-type="string" calcext:value-type="string">
            <text:p><text:span text:style-name="T2">Parallel Execution Time (8 threads) (</text:span><text:span text:style-name="T3">s</text:span><text:span text:style-name="T4">)</text:span>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85744" calcext:value-type="float">
            <text:p>0.185744</text:p>
          </table:table-cell>
          <table:table-cell table:formula="of:=[.B2]/[.B10]" office:value-type="float" office:value="2.56697389956069" calcext:value-type="float">
            <text:p/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.131884" calcext:value-type="float">
            <text:p>1.131884</text:p>
          </table:table-cell>
          <table:table-cell table:formula="of:=[.B3]/[.B11]" office:value-type="float" office:value="3.63659880341095" calcext:value-type="float">
            <text:p/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3.047725" calcext:value-type="float">
            <text:p>3.047725</text:p>
          </table:table-cell>
          <table:table-cell table:formula="of:=[.B4]/[.B12]" office:value-type="float" office:value="3.80191749583706" calcext:value-type="float">
            <text:p/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7.726759" calcext:value-type="float">
            <text:p>7.726759</text:p>
          </table:table-cell>
          <table:table-cell table:formula="of:=[.B5]/[.B13]" office:value-type="float" office:value="3.82728774121207" calcext:value-type="float">
            <text:p/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2.162429" calcext:value-type="float">
            <text:p>12.162429</text:p>
          </table:table-cell>
          <table:table-cell table:formula="of:=[.B6]/[.B14]" office:value-type="float" office:value="3.82062735988017" calcext:value-type="float">
            <text:p/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1:07:30.039000000</meta:creation-date>
    <dc:date>2014-02-20T01:22:59.743000000</dc:date>
    <meta:editing-duration>PT10M38S</meta:editing-duration>
    <meta:editing-cycles>2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